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hatch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99ccff" draw:marker-start-width="0.35cm" draw:marker-end-width="0.35cm" draw:fill="solid" draw:fill-color="#99ccff" draw:opacity="100%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06cm"/>
    </style:style>
    <style:style style:name="gr6" style:family="graphic" style:parent-style-name="standard">
      <style:graphic-properties draw:marker-end="Arrow" draw:marker-end-width="0.2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02cm"/>
    </style:style>
    <style:style style:name="gr9" style:family="graphic" style:parent-style-name="standard">
      <style:graphic-properties svg:stroke-color="#99ccff" draw:marker-start="Arrow"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3" style:family="text">
      <style:text-properties style:text-position="0% 100%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custom-shape draw:style-name="gr1" draw:text-style-name="P1" draw:layer="layout" svg:width="5.172cm" svg:height="5.893cm" draw:transform="rotate (3.1379274621606) translate (10.928cm 9.503cm)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0.174cm" svg:y1="9.495cm" svg:x2="17.132cm" svg:y2="9.495cm">
            <text:p/>
          </draw:line>
          <draw:polygon draw:style-name="gr3" draw:text-style-name="P1" draw:layer="layout" svg:width="10.386cm" svg:height="1.671cm" svg:x="0.984cm" svg:y="2.019cm" svg:viewBox="0 0 10387 1672" draw:points="7,0 5719,391 5719,393 6967,392 6967,402 8491,710 8490,715 10387,1581 10366,1627 10346,1672 8444,803 8444,802 6909,492 5675,493 5675,488 0,100 3,50">
            <text:p/>
          </draw:polygon>
          <draw:line draw:style-name="gr4" draw:text-style-name="P1" draw:layer="layout" svg:x1="5.681cm" svg:y1="10.096cm" svg:x2="10.993cm" svg:y2="10.096cm">
            <text:p/>
          </draw:line>
          <draw:frame draw:style-name="gr5" draw:text-style-name="P2" draw:layer="layout" svg:width="2.633cm" svg:height="1.656cm" svg:x="7.842cm" svg:y="9.975cm">
            <draw:text-box>
              <text:p><text:span text:style-name="T1">L</text:span><text:span text:style-name="T2">bottom</text:span></text:p>
            </draw:text-box>
          </draw:frame>
          <draw:line draw:style-name="gr6" draw:text-style-name="P1" draw:layer="layout" svg:x1="11.881cm" svg:y1="8.339cm" svg:x2="11.881cm" svg:y2="9.47cm">
            <text:p/>
          </draw:line>
          <draw:line draw:style-name="gr7" draw:text-style-name="P1" draw:layer="layout" svg:x1="11.558cm" svg:y1="8.319cm" svg:x2="12.952cm" svg:y2="8.319cm">
            <text:p/>
          </draw:line>
          <draw:frame draw:style-name="gr8" draw:text-style-name="P2" draw:layer="layout" svg:width="2.62cm" svg:height="2.27cm" svg:x="12.265cm" svg:y="7.047cm">
            <draw:text-box>
              <text:p><text:span text:style-name="T3">Z</text:span><text:span text:style-name="T2">bottom</text:span></text:p>
            </draw:text-box>
          </draw:frame>
          <draw:line draw:style-name="gr4" draw:text-style-name="P1" draw:layer="layout" svg:x1="6.933cm" svg:y1="1.633cm" svg:x2="9.64cm" svg:y2="1.633cm">
            <text:p/>
          </draw:line>
          <draw:frame draw:style-name="gr8" draw:text-style-name="P2" draw:layer="layout" svg:width="2.282cm" svg:height="2.27cm" svg:x="7.418cm" svg:y="0.017cm">
            <draw:text-box>
              <text:p><text:span text:style-name="T1">L</text:span><text:span text:style-name="T2">top</text:span></text:p>
            </draw:text-box>
          </draw:frame>
          <draw:line draw:style-name="gr9" draw:text-style-name="P1" draw:layer="layout" svg:x1="7.074cm" svg:y1="2.463cm" svg:x2="7.074cm" svg:y2="3.594cm">
            <text:p/>
          </draw:line>
          <draw:frame draw:style-name="gr5" draw:text-style-name="P2" draw:layer="layout" svg:width="2.282cm" svg:height="1.656cm" svg:x="5.257cm" svg:y="2.381cm">
            <draw:text-box>
              <text:p><text:span text:style-name="T3">H</text:span><text:span text:style-name="T2">us</text:span></text:p>
            </draw:text-box>
          </draw:frame>
          <draw:line draw:style-name="gr6" draw:text-style-name="P1" draw:layer="layout" svg:x1="8.549cm" svg:y1="2.138cm" svg:x2="8.548cm" svg:y2="3.574cm">
            <text:p/>
          </draw:line>
          <draw:line draw:style-name="gr7" draw:text-style-name="P1" draw:layer="layout" svg:x1="8.246cm" svg:y1="2.138cm" svg:x2="11.154cm" svg:y2="2.138cm">
            <text:p/>
          </draw:line>
          <draw:frame draw:style-name="gr8" draw:text-style-name="P2" draw:layer="layout" svg:width="2.282cm" svg:height="2.27cm" svg:x="10.588cm" svg:y="1.049cm">
            <draw:text-box>
              <text:p><text:span text:style-name="T3">Z</text:span><text:span text:style-name="T2">top</text:span></text:p>
            </draw:text-box>
          </draw:frame>
          <draw:line draw:style-name="gr9" draw:text-style-name="P1" draw:layer="layout" svg:x1="9.657cm" svg:y1="2.796cm" svg:x2="9.657cm" svg:y2="3.633cm">
            <text:p/>
          </draw:line>
          <draw:frame draw:style-name="gr5" draw:text-style-name="P2" draw:layer="layout" svg:width="2.282cm" svg:height="1.656cm" svg:x="9.698cm" svg:y="3.069cm">
            <draw:text-box>
              <text:p><text:span text:style-name="T3">H</text:span><text:span text:style-name="T2">ds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2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7T16:43:15.04</meta:creation-date>
    <dc:date>2012-10-16T13:21:14.83</dc:date>
    <meta:editing-duration>PT00H13M23S</meta:editing-duration>
    <meta:editing-cycles>2</meta:editing-cycles>
    <meta:generator>LibreOffice/3.4$Win32 LibreOffice_project/340m1$Build-402</meta:generator>
    <meta:document-statistic meta:object-count="18"/>
  </office:meta>
</office:document-meta>
</file>